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63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84"/>
    <style:style style:name="ce8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61"/>
    <style:style style:name="ce10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02" table:default-cell-style-name="Default"/>
        <table:table-row table:style-name="ro1">
          <table:table-cell table:style-name="ce1" office:value-type="string" calcext:value-type="string">
            <text:p>Parameterschätzung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ultiparameterschätzung</text:p>
          </table:table-cell>
          <table:table-cell office:value-type="string" calcext:value-type="string" table:number-columns-spanned="11" table:number-rows-spanned="1">
            <text:p>Intervalle 400, da Aufnahmen im 13 Sekunden Takt </text:p>
          </table:table-cell>
          <table:covered-table-cell table:number-columns-repeated="10"/>
          <table:table-cell office:value-type="string" calcext:value-type="string" table:number-columns-spanned="12" table:number-rows-spanned="1">
            <text:p>Intervalle 5000, da Aufnahmen im <text:s/>Sekundentakt </text:p>
          </table:table-cell>
          <table:covered-table-cell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2" office:value-type="float" office:value="20161004" calcext:value-type="float">
            <text:p>20161004</text:p>
          </table:table-cell>
          <table:table-cell table:style-name="ce2" office:value-type="float" office:value="20161006" calcext:value-type="float">
            <text:p>20161006</text:p>
          </table:table-cell>
          <table:table-cell table:style-name="ce2" office:value-type="float" office:value="20161007" calcext:value-type="float">
            <text:p>20161007</text:p>
          </table:table-cell>
          <table:table-cell table:style-name="ce6" office:value-type="float" office:value="20161008" calcext:value-type="float">
            <text:p>20161008</text:p>
          </table:table-cell>
          <table:table-cell table:style-name="ce2" office:value-type="float" office:value="20161012" calcext:value-type="float">
            <text:p>20161012</text:p>
          </table:table-cell>
          <table:table-cell table:style-name="ce2" office:value-type="float" office:value="20161013" calcext:value-type="float">
            <text:p>20161013</text:p>
          </table:table-cell>
          <table:table-cell table:style-name="ce6" office:value-type="float" office:value="20161015" calcext:value-type="float">
            <text:p>20161015</text:p>
          </table:table-cell>
          <table:table-cell table:style-name="ce2" office:value-type="float" office:value="20161016" calcext:value-type="float">
            <text:p>20161016</text:p>
          </table:table-cell>
          <table:table-cell table:style-name="ce2" office:value-type="float" office:value="20161023" calcext:value-type="float">
            <text:p>20161023</text:p>
          </table:table-cell>
          <table:table-cell table:style-name="ce2" office:value-type="float" office:value="20161031" calcext:value-type="float">
            <text:p>20161031</text:p>
          </table:table-cell>
          <table:table-cell table:style-name="ce2" office:value-type="float" office:value="20161102" calcext:value-type="float">
            <text:p>20161102</text:p>
          </table:table-cell>
          <table:table-cell table:style-name="ce2" office:value-type="float" office:value="20170202" calcext:value-type="float">
            <text:p>20170202</text:p>
          </table:table-cell>
          <table:table-cell table:style-name="ce5" office:value-type="date" office:date-value="2017-02-02" calcext:value-type="date">
            <text:p>2017-02-02</text:p>
          </table:table-cell>
          <table:table-cell table:style-name="ce8" office:value-type="date" office:date-value="2017-02-02" calcext:value-type="date">
            <text:p>2017-02-02</text:p>
          </table:table-cell>
          <table:table-cell table:style-name="ce8" office:value-type="date" office:date-value="2017-02-04" calcext:value-type="date">
            <text:p>2017-02-04</text:p>
          </table:table-cell>
          <table:table-cell table:number-columns-repeated="3" table:style-name="ce8" office:value-type="date" office:date-value="2017-02-23" calcext:value-type="date">
            <text:p>2017-02-23</text:p>
          </table:table-cell>
          <table:table-cell table:style-name="ce8" office:value-type="date" office:date-value="2017-02-24" calcext:value-type="date">
            <text:p>2017-02-24</text:p>
          </table:table-cell>
          <table:table-cell table:style-name="ce5" office:value-type="date" office:date-value="2017-03-02" calcext:value-type="date">
            <text:p>2017-03-02</text:p>
          </table:table-cell>
          <table:table-cell table:style-name="ce8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2" office:value-type="string" calcext:value-type="string">
            <text:p>25.000-84.000</text:p>
          </table:table-cell>
          <table:table-cell table:style-name="ce2" office:value-type="string" calcext:value-type="string">
            <text:p>0-35.000</text:p>
          </table:table-cell>
          <table:table-cell table:style-name="ce2" office:value-type="string" calcext:value-type="string">
            <text:p>0-45.000</text:p>
          </table:table-cell>
          <table:table-cell table:style-name="ce6" office:value-type="string" calcext:value-type="string">
            <text:p>0-40.000</text:p>
          </table:table-cell>
          <table:table-cell table:style-name="ce2" office:value-type="string" calcext:value-type="string">
            <text:p>0-34.000</text:p>
          </table:table-cell>
          <table:table-cell table:style-name="ce2" office:value-type="string" calcext:value-type="string">
            <text:p>0-30.000</text:p>
          </table:table-cell>
          <table:table-cell table:style-name="ce6" office:value-type="string" calcext:value-type="string">
            <text:p>0-35.000</text:p>
          </table:table-cell>
          <table:table-cell table:style-name="ce2" office:value-type="string" calcext:value-type="string">
            <text:p>0-26.000</text:p>
          </table:table-cell>
          <table:table-cell table:style-name="ce2" office:value-type="string" calcext:value-type="string">
            <text:p>0-27.000</text:p>
          </table:table-cell>
          <table:table-cell table:style-name="ce2" office:value-type="string" calcext:value-type="string">
            <text:p>0-30.000</text:p>
          </table:table-cell>
          <table:table-cell table:style-name="ce2" office:value-type="string" calcext:value-type="string">
            <text:p>0-29.000</text:p>
          </table:table-cell>
          <table:table-cell table:style-name="ce2" office:value-type="string" calcext:value-type="string">
            <text:p>0-37.000</text:p>
          </table:table-cell>
          <table:table-cell table:style-name="ce6" office:value-type="string" calcext:value-type="string">
            <text:p>55.000-84.000</text:p>
          </table:table-cell>
          <table:table-cell table:style-name="ce2" office:value-type="string" calcext:value-type="string">
            <text:p>kombiniert</text:p>
          </table:table-cell>
          <table:table-cell table:number-columns-repeated="2" table:style-name="ce2" office:value-type="string" calcext:value-type="string">
            <text:p>0-35.000</text:p>
          </table:table-cell>
          <table:table-cell table:style-name="ce2" office:value-type="string" calcext:value-type="string">
            <text:p>60.000-84.000</text:p>
          </table:table-cell>
          <table:table-cell table:style-name="ce2" office:value-type="string" calcext:value-type="string">
            <text:p>kombiniert</text:p>
          </table:table-cell>
          <table:table-cell table:style-name="ce2" office:value-type="string" calcext:value-type="string">
            <text:p>0-25.000</text:p>
          </table:table-cell>
          <table:table-cell table:style-name="ce6" office:value-type="string" calcext:value-type="string">
            <text:p>63.000-84.000</text:p>
          </table:table-cell>
          <table:table-cell table:style-name="ce2" table:number-columns-repeated="1002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2" office:value-type="string" calcext:value-type="string">
            <text:p>55/53/52/40</text:p>
          </table:table-cell>
          <table:table-cell table:style-name="ce2" office:value-type="string" calcext:value-type="string">
            <text:p>54/53/52/46</text:p>
          </table:table-cell>
          <table:table-cell table:style-name="ce2" office:value-type="string" calcext:value-type="string">
            <text:p>55/47/46/45</text:p>
          </table:table-cell>
          <table:table-cell table:style-name="ce6" office:value-type="string" calcext:value-type="string">
            <text:p>51/51/51/46</text:p>
          </table:table-cell>
          <table:table-cell table:style-name="ce2" office:value-type="string" calcext:value-type="string">
            <text:p>57/47/46/46</text:p>
          </table:table-cell>
          <table:table-cell table:style-name="ce2" office:value-type="string" calcext:value-type="string">
            <text:p>62/54/52/50</text:p>
          </table:table-cell>
          <table:table-cell table:style-name="ce6" office:value-type="string" calcext:value-type="string">
            <text:p>60/59/57/53</text:p>
          </table:table-cell>
          <table:table-cell table:style-name="ce2" office:value-type="string" calcext:value-type="string">
            <text:p>73/72/72/69</text:p>
          </table:table-cell>
          <table:table-cell table:style-name="ce2" office:value-type="string" calcext:value-type="string">
            <text:p>56/56/56/50</text:p>
          </table:table-cell>
          <table:table-cell table:style-name="ce2" office:value-type="string" calcext:value-type="string">
            <text:p>67/64/64/61</text:p>
          </table:table-cell>
          <table:table-cell table:style-name="ce2" office:value-type="string" calcext:value-type="string">
            <text:p>66/66/66/59</text:p>
          </table:table-cell>
          <table:table-cell table:style-name="ce2" office:value-type="string" calcext:value-type="string">
            <text:p>27/26/25/23</text:p>
          </table:table-cell>
          <table:table-cell table:style-name="ce6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46/46/46/37</text:p>
          </table:table-cell>
          <table:table-cell table:style-name="ce2" office:value-type="string" calcext:value-type="string">
            <text:p>37/37/37/35</text:p>
          </table:table-cell>
          <table:table-cell table:style-name="ce2" office:value-type="string" calcext:value-type="string">
            <text:p>70/70/70/70</text:p>
          </table:table-cell>
          <table:table-cell table:style-name="ce2"/>
          <table:table-cell table:style-name="ce2" office:value-type="string" calcext:value-type="string">
            <text:p>69/69/69/60</text:p>
          </table:table-cell>
          <table:table-cell table:style-name="ce6" office:value-type="string" calcext:value-type="string">
            <text:p>47/47/47/40</text:p>
          </table:table-cell>
          <table:table-cell table:style-name="ce2" table:number-columns-repeated="1002"/>
        </table:table-row>
        <table:table-row table:style-name="ro2">
          <table:table-cell table:style-name="Default"/>
          <table:table-cell table:style-name="ce2" table:number-columns-repeated="3"/>
          <table:table-cell table:style-name="ce6"/>
          <table:table-cell table:style-name="ce2" table:number-columns-repeated="2"/>
          <table:table-cell table:style-name="ce6"/>
          <table:table-cell table:style-name="ce2" table:number-columns-repeated="5"/>
          <table:table-cell table:style-name="ce6"/>
          <table:table-cell table:style-name="ce2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office:value-type="string" calcext:value-type="string">
            <text:p>alpha_0</text:p>
          </table:table-cell>
          <table:table-cell office:value-type="float" office:value="2.25559" calcext:value-type="float">
            <text:p>2,25559</text:p>
          </table:table-cell>
          <table:table-cell office:value-type="float" office:value="2.34492" calcext:value-type="float">
            <text:p>2,34492</text:p>
          </table:table-cell>
          <table:table-cell office:value-type="float" office:value="-0.405131" calcext:value-type="float">
            <text:p>-0,405131</text:p>
          </table:table-cell>
          <table:table-cell table:style-name="ce3" office:value-type="float" office:value="1.65947" calcext:value-type="float">
            <text:p>1,65947</text:p>
          </table:table-cell>
          <table:table-cell office:value-type="float" office:value="4.46718" calcext:value-type="float">
            <text:p>4,46718</text:p>
          </table:table-cell>
          <table:table-cell office:value-type="float" office:value="3.96127" calcext:value-type="float">
            <text:p>3,96127</text:p>
          </table:table-cell>
          <table:table-cell table:style-name="ce3" office:value-type="float" office:value="3.04966" calcext:value-type="float">
            <text:p>3,04966</text:p>
          </table:table-cell>
          <table:table-cell office:value-type="float" office:value="2.06695" calcext:value-type="float">
            <text:p>2,06695</text:p>
          </table:table-cell>
          <table:table-cell office:value-type="float" office:value="1.17126" calcext:value-type="float">
            <text:p>1,17126</text:p>
          </table:table-cell>
          <table:table-cell office:value-type="float" office:value="3.22209" calcext:value-type="float">
            <text:p>3,22209</text:p>
          </table:table-cell>
          <table:table-cell office:value-type="float" office:value="1.93591" calcext:value-type="float">
            <text:p>1,93591</text:p>
          </table:table-cell>
          <table:table-cell office:value-type="float" office:value="4.27178" calcext:value-type="float">
            <text:p>4,27178</text:p>
          </table:table-cell>
          <table:table-cell table:style-name="ce3" office:value-type="float" office:value="1.53355" calcext:value-type="float">
            <text:p>1,53355</text:p>
          </table:table-cell>
          <table:table-cell office:value-type="float" office:value="1.93175" calcext:value-type="float">
            <text:p>1,93175</text:p>
          </table:table-cell>
          <table:table-cell office:value-type="float" office:value="2.15381" calcext:value-type="float">
            <text:p>2,15381</text:p>
          </table:table-cell>
          <table:table-cell office:value-type="float" office:value="1.79979" calcext:value-type="float">
            <text:p>1,79979</text:p>
          </table:table-cell>
          <table:table-cell office:value-type="float" office:value="1.73136" calcext:value-type="float">
            <text:p>1,73136</text:p>
          </table:table-cell>
          <table:table-cell office:value-type="float" office:value="1.74125" calcext:value-type="float">
            <text:p>1,74125</text:p>
          </table:table-cell>
          <table:table-cell office:value-type="float" office:value="1.25196" calcext:value-type="float">
            <text:p>1,25196</text:p>
          </table:table-cell>
          <table:table-cell table:style-name="ce3" office:value-type="float" office:value="0.218024" calcext:value-type="float">
            <text:p>0,218024</text:p>
          </table:table-cell>
          <table:table-cell table:style-name="ce10" table:formula="of:=SUM([.B7:.U7])/20" office:value-type="float" office:value="2.11812215" calcext:value-type="float">
            <text:p>2,1181221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lpha_2</text:p>
          </table:table-cell>
          <table:table-cell office:value-type="float" office:value="1.96409" calcext:value-type="float">
            <text:p>1,96409</text:p>
          </table:table-cell>
          <table:table-cell office:value-type="float" office:value="1.83254" calcext:value-type="float">
            <text:p>1,83254</text:p>
          </table:table-cell>
          <table:table-cell office:value-type="float" office:value="3.6883" calcext:value-type="float">
            <text:p>3,6883</text:p>
          </table:table-cell>
          <table:table-cell table:style-name="ce3" office:value-type="float" office:value="1.24433" calcext:value-type="float">
            <text:p>1,24433</text:p>
          </table:table-cell>
          <table:table-cell office:value-type="float" office:value="0.456473" calcext:value-type="float">
            <text:p>0,456473</text:p>
          </table:table-cell>
          <table:table-cell table:style-name="ce9" office:value-type="float" office:value="-0.0000000000173688" calcext:value-type="float">
            <text:p>-1,74E-11</text:p>
          </table:table-cell>
          <table:table-cell table:style-name="ce3" office:value-type="float" office:value="1.99152" calcext:value-type="float">
            <text:p>1,99152</text:p>
          </table:table-cell>
          <table:table-cell office:value-type="float" office:value="2.73994" calcext:value-type="float">
            <text:p>2,73994</text:p>
          </table:table-cell>
          <table:table-cell office:value-type="float" office:value="0.470187" calcext:value-type="float">
            <text:p>0,470187</text:p>
          </table:table-cell>
          <table:table-cell office:value-type="float" office:value="1.20505" calcext:value-type="float">
            <text:p>1,20505</text:p>
          </table:table-cell>
          <table:table-cell office:value-type="float" office:value="1.45801" calcext:value-type="float">
            <text:p>1,45801</text:p>
          </table:table-cell>
          <table:table-cell office:value-type="float" office:value="1.78974" calcext:value-type="float">
            <text:p>1,78974</text:p>
          </table:table-cell>
          <table:table-cell table:style-name="ce3" office:value-type="float" office:value="2.47381" calcext:value-type="float">
            <text:p>2,47381</text:p>
          </table:table-cell>
          <table:table-cell office:value-type="float" office:value="2.38966" calcext:value-type="float">
            <text:p>2,38966</text:p>
          </table:table-cell>
          <table:table-cell office:value-type="float" office:value="1.19613" calcext:value-type="float">
            <text:p>1,19613</text:p>
          </table:table-cell>
          <table:table-cell office:value-type="float" office:value="1.1739" calcext:value-type="float">
            <text:p>1,1739</text:p>
          </table:table-cell>
          <table:table-cell office:value-type="float" office:value="1.52005" calcext:value-type="float">
            <text:p>1,52005</text:p>
          </table:table-cell>
          <table:table-cell office:value-type="float" office:value="1.46862" calcext:value-type="float">
            <text:p>1,46862</text:p>
          </table:table-cell>
          <table:table-cell office:value-type="float" office:value="2.29484" calcext:value-type="float">
            <text:p>2,29484</text:p>
          </table:table-cell>
          <table:table-cell table:style-name="ce3" office:value-type="float" office:value="2.11546" calcext:value-type="float">
            <text:p>2,11546</text:p>
          </table:table-cell>
          <table:table-cell table:style-name="ce10" table:formula="of:=SUM([.B8:.U8])/20" office:value-type="float" office:value="1.67363249999913" calcext:value-type="float">
            <text:p>1,673632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lpha_3</text:p>
          </table:table-cell>
          <table:table-cell office:value-type="float" office:value="1.29423" calcext:value-type="float">
            <text:p>1,29423</text:p>
          </table:table-cell>
          <table:table-cell office:value-type="float" office:value="1.39948" calcext:value-type="float">
            <text:p>1,39948</text:p>
          </table:table-cell>
          <table:table-cell office:value-type="float" office:value="1.17353" calcext:value-type="float">
            <text:p>1,17353</text:p>
          </table:table-cell>
          <table:table-cell table:style-name="ce3" office:value-type="float" office:value="2.45329" calcext:value-type="float">
            <text:p>2,45329</text:p>
          </table:table-cell>
          <table:table-cell office:value-type="float" office:value="0.347231" calcext:value-type="float">
            <text:p>0,347231</text:p>
          </table:table-cell>
          <table:table-cell office:value-type="float" office:value="1.41929" calcext:value-type="float">
            <text:p>1,41929</text:p>
          </table:table-cell>
          <table:table-cell table:style-name="ce3" office:value-type="float" office:value="0.789104" calcext:value-type="float">
            <text:p>0,789104</text:p>
          </table:table-cell>
          <table:table-cell office:value-type="float" office:value="1.2026" calcext:value-type="float">
            <text:p>1,2026</text:p>
          </table:table-cell>
          <table:table-cell office:value-type="float" office:value="4.40751" calcext:value-type="float">
            <text:p>4,40751</text:p>
          </table:table-cell>
          <table:table-cell office:value-type="float" office:value="1.04881" calcext:value-type="float">
            <text:p>1,04881</text:p>
          </table:table-cell>
          <table:table-cell office:value-type="float" office:value="1.72604" calcext:value-type="float">
            <text:p>1,72604</text:p>
          </table:table-cell>
          <table:table-cell office:value-type="float" office:value="2.3408" calcext:value-type="float">
            <text:p>2,3408</text:p>
          </table:table-cell>
          <table:table-cell table:style-name="ce3" office:value-type="float" office:value="0.95569" calcext:value-type="float">
            <text:p>0,95569</text:p>
          </table:table-cell>
          <table:table-cell office:value-type="float" office:value="1.07585" calcext:value-type="float">
            <text:p>1,07585</text:p>
          </table:table-cell>
          <table:table-cell office:value-type="float" office:value="1.41042" calcext:value-type="float">
            <text:p>1,41042</text:p>
          </table:table-cell>
          <table:table-cell office:value-type="float" office:value="1.34841" calcext:value-type="float">
            <text:p>1,34841</text:p>
          </table:table-cell>
          <table:table-cell office:value-type="float" office:value="1.46544" calcext:value-type="float">
            <text:p>1,46544</text:p>
          </table:table-cell>
          <table:table-cell office:value-type="float" office:value="1.44774" calcext:value-type="float">
            <text:p>1,44774</text:p>
          </table:table-cell>
          <table:table-cell office:value-type="float" office:value="1.46716" calcext:value-type="float">
            <text:p>1,46716</text:p>
          </table:table-cell>
          <table:table-cell table:style-name="ce3" office:value-type="float" office:value="2.2112" calcext:value-type="float">
            <text:p>2,2112</text:p>
          </table:table-cell>
          <table:table-cell table:style-name="ce10" table:formula="of:=SUM([.B9:.U9])/20" office:value-type="float" office:value="1.54919125" calcext:value-type="float">
            <text:p>1,5491912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alpha_1</text:p>
          </table:table-cell>
          <table:table-cell office:value-type="float" office:value="6.65249" calcext:value-type="float">
            <text:p>6,65249</text:p>
          </table:table-cell>
          <table:table-cell office:value-type="float" office:value="4.86551" calcext:value-type="float">
            <text:p>4,86551</text:p>
          </table:table-cell>
          <table:table-cell office:value-type="float" office:value="4.77866" calcext:value-type="float">
            <text:p>4,77866</text:p>
          </table:table-cell>
          <table:table-cell table:style-name="ce3" office:value-type="float" office:value="5.72889" calcext:value-type="float">
            <text:p>5,72889</text:p>
          </table:table-cell>
          <table:table-cell office:value-type="float" office:value="5.23037" calcext:value-type="float">
            <text:p>5,23037</text:p>
          </table:table-cell>
          <table:table-cell office:value-type="float" office:value="5.97672" calcext:value-type="float">
            <text:p>5,97672</text:p>
          </table:table-cell>
          <table:table-cell table:style-name="ce3" office:value-type="float" office:value="8.87481" calcext:value-type="float">
            <text:p>8,87481</text:p>
          </table:table-cell>
          <table:table-cell office:value-type="float" office:value="5.86086" calcext:value-type="float">
            <text:p>5,86086</text:p>
          </table:table-cell>
          <table:table-cell office:value-type="float" office:value="1.65785" calcext:value-type="float">
            <text:p>1,65785</text:p>
          </table:table-cell>
          <table:table-cell office:value-type="float" office:value="7.61038" calcext:value-type="float">
            <text:p>7,61038</text:p>
          </table:table-cell>
          <table:table-cell office:value-type="float" office:value="5.83469" calcext:value-type="float">
            <text:p>5,83469</text:p>
          </table:table-cell>
          <table:table-cell office:value-type="float" office:value="3.08527" calcext:value-type="float">
            <text:p>3,08527</text:p>
          </table:table-cell>
          <table:table-cell table:style-name="ce3" office:value-type="float" office:value="15.6572" calcext:value-type="float">
            <text:p>15,6572</text:p>
          </table:table-cell>
          <table:table-cell office:value-type="float" office:value="15.2428" calcext:value-type="float">
            <text:p>15,2428</text:p>
          </table:table-cell>
          <table:table-cell office:value-type="float" office:value="4.20602" calcext:value-type="float">
            <text:p>4,20602</text:p>
          </table:table-cell>
          <table:table-cell office:value-type="float" office:value="5.99663" calcext:value-type="float">
            <text:p>5,99663</text:p>
          </table:table-cell>
          <table:table-cell office:value-type="float" office:value="18.5168" calcext:value-type="float">
            <text:p>18,5168</text:p>
          </table:table-cell>
          <table:table-cell office:value-type="float" office:value="16.9589" calcext:value-type="float">
            <text:p>16,9589</text:p>
          </table:table-cell>
          <table:table-cell office:value-type="float" office:value="7.92595" calcext:value-type="float">
            <text:p>7,92595</text:p>
          </table:table-cell>
          <table:table-cell table:style-name="ce3" office:value-type="float" office:value="3.38075" calcext:value-type="float">
            <text:p>3,38075</text:p>
          </table:table-cell>
          <table:table-cell table:style-name="ce10" table:formula="of:=SUM([.B10:.U10])/20" office:value-type="float" office:value="7.7020775" calcext:value-type="float">
            <text:p>7,7020775</text:p>
          </table:table-cell>
          <table:table-cell table:number-columns-repeated="1001"/>
        </table:table-row>
        <table:table-row table:style-name="ro2" table:number-rows-repeated="3">
          <table:table-cell table:style-name="Default"/>
          <table:table-cell table:style-name="ce2" table:number-columns-repeated="14"/>
          <table:table-cell table:number-columns-repeated="1008"/>
        </table:table-row>
        <table:table-row table:style-name="ro2">
          <table:table-cell table:style-name="Default"/>
          <table:table-cell table:number-columns-repeated="19"/>
          <table:table-cell table:style-name="ce10"/>
          <table:table-cell table:number-columns-repeated="1002"/>
        </table:table-row>
        <table:table-row table:style-name="ro2">
          <table:table-cell table:style-name="Default" office:value-type="string" calcext:value-type="string">
            <text:p>Testwerte Sim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1.93175</text:p>
          </table:table-cell>
          <table:table-cell office:value-type="string" calcext:value-type="string">
            <text:p>0.218024</text:p>
          </table:table-cell>
          <table:table-cell office:value-type="string" calcext:value-type="string">
            <text:p>3.04966</text:p>
          </table:table-cell>
          <table:table-cell office:value-type="string" calcext:value-type="string">
            <text:p>1.659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2.38966</text:p>
          </table:table-cell>
          <table:table-cell office:value-type="string" calcext:value-type="string">
            <text:p>2.11546</text:p>
          </table:table-cell>
          <table:table-cell office:value-type="string" calcext:value-type="string">
            <text:p>1.99152</text:p>
          </table:table-cell>
          <table:table-cell office:value-type="string" calcext:value-type="string">
            <text:p>1.244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1.07585</text:p>
          </table:table-cell>
          <table:table-cell office:value-type="string" calcext:value-type="string">
            <text:p>2.2112</text:p>
          </table:table-cell>
          <table:table-cell office:value-type="string" calcext:value-type="string">
            <text:p>0.789104</text:p>
          </table:table-cell>
          <table:table-cell office:value-type="string" calcext:value-type="string">
            <text:p>2.453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15.2428</text:p>
          </table:table-cell>
          <table:table-cell office:value-type="string" calcext:value-type="string">
            <text:p>3.38075</text:p>
          </table:table-cell>
          <table:table-cell office:value-type="string" calcext:value-type="string">
            <text:p>8.87481</text:p>
          </table:table-cell>
          <table:table-cell office:value-type="string" calcext:value-type="string">
            <text:p>5.72889</text:p>
          </table:table-cell>
          <table:table-cell table:number-columns-repeated="1018"/>
        </table:table-row>
        <table:table-row table:style-name="ro2" table:number-rows-repeated="3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Versuch 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ultiparameterschätzung</text:p>
          </table:table-cell>
          <table:table-cell office:value-type="string" calcext:value-type="string" table:number-columns-spanned="12" table:number-rows-spanned="1">
            <text:p>Intervalle 5000, da Aufnahmen im <text:s/>Sekundentakt </text:p>
          </table:table-cell>
          <table:covered-table-cell table:number-columns-repeated="10"/>
          <table:covered-table-cell office:value-type="string" calcext:value-type="string">
            <text:p>Intervalle 5000, da Aufnahmen im <text:s/>Sekundentakt </text:p>
          </table:covered-table-cell>
          <table:table-cell table:number-columns-repeated="6"/>
          <table:table-cell office:value-type="string" calcext:value-type="string">
            <text:p>Durchschnit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3" table:style-name="ce8" office:value-type="date" office:date-value="2017-02-04" calcext:value-type="date">
            <text:p>2017-02-04</text:p>
          </table:table-cell>
          <table:table-cell table:style-name="ce8" office:value-type="date" office:date-value="2017-05-05" calcext:value-type="date">
            <text:p>2017-05-05</text:p>
          </table:table-cell>
          <table:table-cell table:style-name="ce8" office:value-type="date" office:date-value="2017-02-06" calcext:value-type="date">
            <text:p>2017-02-06</text:p>
          </table:table-cell>
          <table:table-cell table:style-name="ce5" office:value-type="date" office:date-value="2017-02-22" calcext:value-type="date">
            <text:p>2017-02-22</text:p>
          </table:table-cell>
          <table:table-cell table:style-name="ce8" office:value-type="date" office:date-value="2017-02-26" calcext:value-type="date">
            <text:p>2017-02-26</text:p>
          </table:table-cell>
          <table:table-cell table:number-columns-repeated="3" table:style-name="ce8" office:value-type="date" office:date-value="2017-02-27" calcext:value-type="date">
            <text:p>2017-02-27</text:p>
          </table:table-cell>
          <table:table-cell table:number-columns-repeated="2" table:style-name="ce8" office:value-type="date" office:date-value="2017-02-28" calcext:value-type="date">
            <text:p>2017-02-28</text:p>
          </table:table-cell>
          <table:table-cell table:style-name="ce7" office:value-type="date" office:date-value="2017-03-01" calcext:value-type="date">
            <text:p>2017-03-01</text:p>
          </table:table-cell>
          <table:table-cell table:number-columns-repeated="2" table:style-name="ce7" office:value-type="date" office:date-value="2017-03-03" calcext:value-type="date">
            <text:p>2017-03-03</text:p>
          </table:table-cell>
          <table:table-cell table:number-columns-repeated="2" table:style-name="ce7" office:value-type="date" office:date-value="2017-03-04" calcext:value-type="date">
            <text:p>2017-03-0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style-name="ce2" office:value-type="string" calcext:value-type="string">
            <text:p>0-33.000</text:p>
          </table:table-cell>
          <table:table-cell table:style-name="ce2" office:value-type="string" calcext:value-type="string">
            <text:p>45.000-86.000</text:p>
          </table:table-cell>
          <table:table-cell table:style-name="ce2" office:value-type="string" calcext:value-type="string">
            <text:p>kombiniert</text:p>
          </table:table-cell>
          <table:table-cell table:number-columns-repeated="2" table:style-name="ce2" office:value-type="string" calcext:value-type="string">
            <text:p>55.000-86.000</text:p>
          </table:table-cell>
          <table:table-cell table:style-name="ce6" office:value-type="string" calcext:value-type="string">
            <text:p>60.000-86.000</text:p>
          </table:table-cell>
          <table:table-cell table:style-name="ce2" office:value-type="string" calcext:value-type="string">
            <text:p>60.000-86.000</text:p>
          </table:table-cell>
          <table:table-cell table:style-name="ce2" office:value-type="string" calcext:value-type="string">
            <text:p>65/65/65/56</text:p>
          </table:table-cell>
          <table:table-cell table:style-name="ce2" office:value-type="string" calcext:value-type="string">
            <text:p>60/60/60/60</text:p>
          </table:table-cell>
          <table:table-cell table:style-name="ce2" office:value-type="string" calcext:value-type="string">
            <text:p>kombiniert</text:p>
          </table:table-cell>
          <table:table-cell table:style-name="ce2" office:value-type="string" calcext:value-type="string">
            <text:p>61/61/61/59</text:p>
          </table:table-cell>
          <table:table-cell office:value-type="string" calcext:value-type="string">
            <text:p>60/59/59/45</text:p>
          </table:table-cell>
          <table:table-cell office:value-type="string" calcext:value-type="string">
            <text:p>57/56/56/44</text:p>
          </table:table-cell>
          <table:table-cell office:value-type="string" calcext:value-type="string">
            <text:p>46/46/46/38</text:p>
          </table:table-cell>
          <table:table-cell office:value-type="string" calcext:value-type="string">
            <text:p>44/44/43/42</text:p>
          </table:table-cell>
          <table:table-cell office:value-type="string" calcext:value-type="string">
            <text:p>44/44/43/39</text:p>
          </table:table-cell>
          <table:table-cell office:value-type="string" calcext:value-type="string">
            <text:p>55/55/53/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style-name="ce2" office:value-type="string" calcext:value-type="string">
            <text:p>47/47/47/37</text:p>
          </table:table-cell>
          <table:table-cell table:style-name="ce2" office:value-type="string" calcext:value-type="string">
            <text:p>41/41/41/31</text:p>
          </table:table-cell>
          <table:table-cell table:style-name="ce2"/>
          <table:table-cell table:style-name="ce2" office:value-type="string" calcext:value-type="string">
            <text:p>32/32/32/32</text:p>
          </table:table-cell>
          <table:table-cell table:style-name="ce2" office:value-type="string" calcext:value-type="string">
            <text:p>45/45/45/43</text:p>
          </table:table-cell>
          <table:table-cell table:style-name="ce6" office:value-type="string" calcext:value-type="string">
            <text:p>38/38/38/38</text:p>
          </table:table-cell>
          <table:table-cell table:style-name="ce2" office:value-type="string" calcext:value-type="string">
            <text:p>65/65/65/65</text:p>
          </table:table-cell>
          <table:table-cell table:style-name="ce2" office:value-type="string" calcext:value-type="string">
            <text:p>0-30.000</text:p>
          </table:table-cell>
          <table:table-cell table:style-name="ce2" office:value-type="string" calcext:value-type="string">
            <text:p>65.000-86.000</text:p>
          </table:table-cell>
          <table:table-cell table:style-name="ce2"/>
          <table:table-cell table:style-name="ce2" office:value-type="string" calcext:value-type="string">
            <text:p>0-31.000</text:p>
          </table:table-cell>
          <table:table-cell office:value-type="string" calcext:value-type="string">
            <text:p>50.000-80.000</text:p>
          </table:table-cell>
          <table:table-cell office:value-type="string" calcext:value-type="string">
            <text:p>0-40.000</text:p>
          </table:table-cell>
          <table:table-cell office:value-type="string" calcext:value-type="string">
            <text:p>0-27.000</text:p>
          </table:table-cell>
          <table:table-cell office:value-type="string" calcext:value-type="string">
            <text:p>60.000-86.000</text:p>
          </table:table-cell>
          <table:table-cell office:value-type="string" calcext:value-type="string">
            <text:p>0-28.000</text:p>
          </table:table-cell>
          <table:table-cell office:value-type="string" calcext:value-type="string">
            <text:p>60.000-86.000</text:p>
          </table:table-cell>
          <table:table-cell table:number-columns-repeated="1004"/>
        </table:table-row>
        <table:table-row table:style-name="ro2">
          <table:table-cell table:style-name="Default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number-columns-repeated="1010"/>
        </table:table-row>
        <table:table-row table:style-name="ro2">
          <table:table-cell office:value-type="string" calcext:value-type="string">
            <text:p>alpha_0</text:p>
          </table:table-cell>
          <table:table-cell table:style-name="ce3" office:value-type="float" office:value="2.88704" calcext:value-type="float">
            <text:p>2,88704</text:p>
          </table:table-cell>
          <table:table-cell office:value-type="float" office:value="2.10371" calcext:value-type="float">
            <text:p>2,10371</text:p>
          </table:table-cell>
          <table:table-cell office:value-type="float" office:value="7.83003" calcext:value-type="float">
            <text:p>7,83003</text:p>
          </table:table-cell>
          <table:table-cell office:value-type="float" office:value="2.22548" calcext:value-type="float">
            <text:p>2,22548</text:p>
          </table:table-cell>
          <table:table-cell office:value-type="float" office:value="0.976555" calcext:value-type="float">
            <text:p>0,976555</text:p>
          </table:table-cell>
          <table:table-cell office:value-type="float" office:value="1.85742" calcext:value-type="float">
            <text:p>1,85742</text:p>
          </table:table-cell>
          <table:table-cell table:style-name="ce3" office:value-type="float" office:value="1.58862" calcext:value-type="float">
            <text:p>1,58862</text:p>
          </table:table-cell>
          <table:table-cell office:value-type="float" office:value="1.35073" calcext:value-type="float">
            <text:p>1,35073</text:p>
          </table:table-cell>
          <table:table-cell office:value-type="float" office:value="2.37499" calcext:value-type="float">
            <text:p>2,37499</text:p>
          </table:table-cell>
          <table:table-cell office:value-type="float" office:value="1.82908" calcext:value-type="float">
            <text:p>1,82908</text:p>
          </table:table-cell>
          <table:table-cell office:value-type="float" office:value="2.16666" calcext:value-type="float">
            <text:p>2,16666</text:p>
          </table:table-cell>
          <table:table-cell office:value-type="float" office:value="1.68192" calcext:value-type="float">
            <text:p>1,68192</text:p>
          </table:table-cell>
          <table:table-cell office:value-type="float" office:value="2.51499" calcext:value-type="float">
            <text:p>2,51499</text:p>
          </table:table-cell>
          <table:table-cell office:value-type="float" office:value="2.34744" calcext:value-type="float">
            <text:p>2,34744</text:p>
          </table:table-cell>
          <table:table-cell office:value-type="float" office:value="2.28148" calcext:value-type="float">
            <text:p>2,28148</text:p>
          </table:table-cell>
          <table:table-cell office:value-type="float" office:value="2.02628" calcext:value-type="float">
            <text:p>2,02628</text:p>
          </table:table-cell>
          <table:table-cell office:value-type="string" calcext:value-type="string">
            <text:p>0.56446</text:p>
          </table:table-cell>
          <table:table-cell office:value-type="string" calcext:value-type="string">
            <text:p>1.03804</text:p>
          </table:table-cell>
          <table:table-cell table:style-name="ce3" table:formula="of:=SUM([.B30:.S30])/18" office:value-type="float" office:value="2.11346805555556" calcext:value-type="float">
            <text:p>2,1134680556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pha_2</text:p>
          </table:table-cell>
          <table:table-cell table:style-name="ce3" office:value-type="float" office:value="2.03007" calcext:value-type="float">
            <text:p>2,03007</text:p>
          </table:table-cell>
          <table:table-cell office:value-type="float" office:value="1.23193" calcext:value-type="float">
            <text:p>1,23193</text:p>
          </table:table-cell>
          <table:table-cell office:value-type="float" office:value="0.939302" calcext:value-type="float">
            <text:p>0,939302</text:p>
          </table:table-cell>
          <table:table-cell office:value-type="float" office:value="1.23011" calcext:value-type="float">
            <text:p>1,23011</text:p>
          </table:table-cell>
          <table:table-cell office:value-type="float" office:value="3.67301" calcext:value-type="float">
            <text:p>3,67301</text:p>
          </table:table-cell>
          <table:table-cell office:value-type="float" office:value="1.93917" calcext:value-type="float">
            <text:p>1,93917</text:p>
          </table:table-cell>
          <table:table-cell table:style-name="ce3" office:value-type="float" office:value="2.32926" calcext:value-type="float">
            <text:p>2,32926</text:p>
          </table:table-cell>
          <table:table-cell office:value-type="float" office:value="1.48816" calcext:value-type="float">
            <text:p>1,48816</text:p>
          </table:table-cell>
          <table:table-cell office:value-type="float" office:value="1.73101" calcext:value-type="float">
            <text:p>1,73101</text:p>
          </table:table-cell>
          <table:table-cell office:value-type="float" office:value="1.14673" calcext:value-type="float">
            <text:p>1,14673</text:p>
          </table:table-cell>
          <table:table-cell office:value-type="float" office:value="1.50747" calcext:value-type="float">
            <text:p>1,50747</text:p>
          </table:table-cell>
          <table:table-cell office:value-type="float" office:value="1.4005" calcext:value-type="float">
            <text:p>1,4005</text:p>
          </table:table-cell>
          <table:table-cell office:value-type="float" office:value="1.38497" calcext:value-type="float">
            <text:p>1,38497</text:p>
          </table:table-cell>
          <table:table-cell office:value-type="float" office:value="1.55103" calcext:value-type="float">
            <text:p>1,55103</text:p>
          </table:table-cell>
          <table:table-cell office:value-type="float" office:value="0.931485" calcext:value-type="float">
            <text:p>0,931485</text:p>
          </table:table-cell>
          <table:table-cell office:value-type="float" office:value="3.33844" calcext:value-type="float">
            <text:p>3,33844</text:p>
          </table:table-cell>
          <table:table-cell office:value-type="string" calcext:value-type="string">
            <text:p>1.91107</text:p>
          </table:table-cell>
          <table:table-cell office:value-type="string" calcext:value-type="string">
            <text:p>1.47332</text:p>
          </table:table-cell>
          <table:table-cell table:style-name="ce3" table:formula="of:=SUM([.B31:.S31])/18" office:value-type="float" office:value="1.54736927777778" calcext:value-type="float">
            <text:p>1,54736927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pha_3</text:p>
          </table:table-cell>
          <table:table-cell table:style-name="ce3" office:value-type="float" office:value="1.30829" calcext:value-type="float">
            <text:p>1,30829</text:p>
          </table:table-cell>
          <table:table-cell office:value-type="float" office:value="1.49229" calcext:value-type="float">
            <text:p>1,49229</text:p>
          </table:table-cell>
          <table:table-cell office:value-type="float" office:value="1.67577" calcext:value-type="float">
            <text:p>1,67577</text:p>
          </table:table-cell>
          <table:table-cell office:value-type="float" office:value="1.49347" calcext:value-type="float">
            <text:p>1,49347</text:p>
          </table:table-cell>
          <table:table-cell office:value-type="float" office:value="0.577735" calcext:value-type="float">
            <text:p>0,577735</text:p>
          </table:table-cell>
          <table:table-cell office:value-type="float" office:value="2.8256" calcext:value-type="float">
            <text:p>2,8256</text:p>
          </table:table-cell>
          <table:table-cell table:style-name="ce3" office:value-type="float" office:value="1.05698" calcext:value-type="float">
            <text:p>1,05698</text:p>
          </table:table-cell>
          <table:table-cell office:value-type="float" office:value="2.03107" calcext:value-type="float">
            <text:p>2,03107</text:p>
          </table:table-cell>
          <table:table-cell office:value-type="float" office:value="1.9668" calcext:value-type="float">
            <text:p>1,9668</text:p>
          </table:table-cell>
          <table:table-cell office:value-type="float" office:value="1.60962" calcext:value-type="float">
            <text:p>1,60962</text:p>
          </table:table-cell>
          <table:table-cell office:value-type="float" office:value="1.83031" calcext:value-type="float">
            <text:p>1,83031</text:p>
          </table:table-cell>
          <table:table-cell office:value-type="float" office:value="1.76257" calcext:value-type="float">
            <text:p>1,76257</text:p>
          </table:table-cell>
          <table:table-cell office:value-type="float" office:value="1.56059" calcext:value-type="float">
            <text:p>1,56059</text:p>
          </table:table-cell>
          <table:table-cell office:value-type="float" office:value="1.44745" calcext:value-type="float">
            <text:p>1,44745</text:p>
          </table:table-cell>
          <table:table-cell office:value-type="float" office:value="1.45314" calcext:value-type="float">
            <text:p>1,45314</text:p>
          </table:table-cell>
          <table:table-cell office:value-type="float" office:value="0.712464" calcext:value-type="float">
            <text:p>0,712464</text:p>
          </table:table-cell>
          <table:table-cell office:value-type="string" calcext:value-type="string">
            <text:p>0.305497</text:p>
          </table:table-cell>
          <table:table-cell office:value-type="string" calcext:value-type="string">
            <text:p>0.221215</text:p>
          </table:table-cell>
          <table:table-cell table:style-name="ce3" table:formula="of:=SUM([.B32:.S32])/18" office:value-type="float" office:value="1.37800827777778" calcext:value-type="float">
            <text:p>1,3780082778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lpha_1</text:p>
          </table:table-cell>
          <table:table-cell table:style-name="ce3" office:value-type="float" office:value="7.24879" calcext:value-type="float">
            <text:p>7,24879</text:p>
          </table:table-cell>
          <table:table-cell office:value-type="float" office:value="4.20451" calcext:value-type="float">
            <text:p>4,20451</text:p>
          </table:table-cell>
          <table:table-cell office:value-type="float" office:value="4.40899" calcext:value-type="float">
            <text:p>4,40899</text:p>
          </table:table-cell>
          <table:table-cell office:value-type="float" office:value="4.20732" calcext:value-type="float">
            <text:p>4,20732</text:p>
          </table:table-cell>
          <table:table-cell office:value-type="float" office:value="19.4439" calcext:value-type="float">
            <text:p>19,4439</text:p>
          </table:table-cell>
          <table:table-cell office:value-type="float" office:value="16.857" calcext:value-type="float">
            <text:p>16,857</text:p>
          </table:table-cell>
          <table:table-cell table:style-name="ce3" office:value-type="float" office:value="12.43" calcext:value-type="float">
            <text:p>12,43</text:p>
          </table:table-cell>
          <table:table-cell office:value-type="float" office:value="19.1059" calcext:value-type="float">
            <text:p>19,1059</text:p>
          </table:table-cell>
          <table:table-cell office:value-type="float" office:value="6.67505" calcext:value-type="float">
            <text:p>6,67505</text:p>
          </table:table-cell>
          <table:table-cell office:value-type="float" office:value="5.7013" calcext:value-type="float">
            <text:p>5,7013</text:p>
          </table:table-cell>
          <table:table-cell office:value-type="float" office:value="6.18416" calcext:value-type="float">
            <text:p>6,18416</text:p>
          </table:table-cell>
          <table:table-cell office:value-type="float" office:value="6.88592" calcext:value-type="float">
            <text:p>6,88592</text:p>
          </table:table-cell>
          <table:table-cell office:value-type="float" office:value="4.78738" calcext:value-type="float">
            <text:p>4,78738</text:p>
          </table:table-cell>
          <table:table-cell office:value-type="float" office:value="3.15937" calcext:value-type="float">
            <text:p>3,15937</text:p>
          </table:table-cell>
          <table:table-cell office:value-type="float" office:value="4.40962" calcext:value-type="float">
            <text:p>4,40962</text:p>
          </table:table-cell>
          <table:table-cell office:value-type="float" office:value="12.1325" calcext:value-type="float">
            <text:p>12,1325</text:p>
          </table:table-cell>
          <table:table-cell office:value-type="string" calcext:value-type="string">
            <text:p>6.0023</text:p>
          </table:table-cell>
          <table:table-cell office:value-type="string" calcext:value-type="string">
            <text:p>14.8175</text:p>
          </table:table-cell>
          <table:table-cell table:style-name="ce3" table:formula="of:=SUM([.B33:.S33])/18" office:value-type="float" office:value="7.65787277777778" calcext:value-type="float">
            <text:p>7,6578727778</text:p>
          </table:table-cell>
          <table:table-cell table:number-columns-repeated="1003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Testwerte Simulation</text:p>
          </table:table-cell>
          <table:table-cell office:value-type="string" calcext:value-type="string">
            <text:p>5.</text:p>
          </table:table-cell>
          <table:table-cell office:value-type="string" calcext:value-type="string">
            <text:p>6.</text:p>
          </table:table-cell>
          <table:table-cell office:value-type="string" calcext:value-type="string">
            <text:p>7. durchschnitt</text:p>
          </table:table-cell>
          <table:table-cell table:number-columns-repeated="1019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table:style-name="ce3" office:value-type="float" office:value="2.88704" calcext:value-type="float">
            <text:p>2,88704</text:p>
          </table:table-cell>
          <table:table-cell office:value-type="float" office:value="1.58862" calcext:value-type="float">
            <text:p>1,58862</text:p>
          </table:table-cell>
          <table:table-cell office:value-type="float" office:value="2.11346805555556" calcext:value-type="float">
            <text:p>2,1134680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pha_2</text:p>
          </table:table-cell>
          <table:table-cell table:style-name="ce3" office:value-type="float" office:value="2.03007" calcext:value-type="float">
            <text:p>2,03007</text:p>
          </table:table-cell>
          <table:table-cell office:value-type="float" office:value="2.32926" calcext:value-type="float">
            <text:p>2,32926</text:p>
          </table:table-cell>
          <table:table-cell office:value-type="float" office:value="1.54736927777778" calcext:value-type="float">
            <text:p>1,5473692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pha_3</text:p>
          </table:table-cell>
          <table:table-cell table:style-name="ce3" office:value-type="float" office:value="1.30829" calcext:value-type="float">
            <text:p>1,30829</text:p>
          </table:table-cell>
          <table:table-cell office:value-type="float" office:value="1.05698" calcext:value-type="float">
            <text:p>1,05698</text:p>
          </table:table-cell>
          <table:table-cell office:value-type="float" office:value="1.37800827777778" calcext:value-type="float">
            <text:p>1,37800827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pha_1</text:p>
          </table:table-cell>
          <table:table-cell table:style-name="ce3" office:value-type="float" office:value="7.24879" calcext:value-type="float">
            <text:p>7,24879</text:p>
          </table:table-cell>
          <table:table-cell office:value-type="float" office:value="12.43" calcext:value-type="float">
            <text:p>12,43</text:p>
          </table:table-cell>
          <table:table-cell office:value-type="float" office:value="7.65787277777778" calcext:value-type="float">
            <text:p>7,6578727778</text:p>
          </table:table-cell>
          <table:table-cell table:number-columns-repeated="1019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Parameterschätzung 7 Schichten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1.6497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1.160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0.74759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4.142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0_5</text:p>
          </table:table-cell>
          <table:table-cell office:value-type="string" calcext:value-type="string">
            <text:p>1.405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_5</text:p>
          </table:table-cell>
          <table:table-cell office:value-type="string" calcext:value-type="string">
            <text:p>0.95207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_5</text:p>
          </table:table-cell>
          <table:table-cell office:value-type="string" calcext:value-type="string">
            <text:p>2.15456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Parameterschätzung 10 Schichten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1.154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0.8120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0.5233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2.8995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0_1</text:p>
          </table:table-cell>
          <table:table-cell office:value-type="string" calcext:value-type="string">
            <text:p>0.8276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0_2</text:p>
          </table:table-cell>
          <table:table-cell office:value-type="string" calcext:value-type="string">
            <text:p>1.026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_1</text:p>
          </table:table-cell>
          <table:table-cell office:value-type="string" calcext:value-type="string">
            <text:p>1.195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_2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_1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_2</text:p>
          </table:table-cell>
          <table:table-cell office:value-type="string" calcext:value-type="string">
            <text:p>1.0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Parameterschätzung 10 Schichten inkl. Wärmeübergang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7" office:value-type="date" office:date-value="2017-02-02" calcext:value-type="date">
            <text:p>2017-02-02</text:p>
          </table:table-cell>
          <table:table-cell table:style-name="ce7" office:value-type="date" office:date-value="2017-02-03" calcext:value-type="date">
            <text:p>2017-02-03</text:p>
          </table:table-cell>
          <table:table-cell table:style-name="ce7" office:value-type="date" office:date-value="2017-02-04" calcext:value-type="date">
            <text:p>2017-02-04</text:p>
          </table:table-cell>
          <table:table-cell table:style-name="ce7" office:value-type="date" office:date-value="2017-02-05" calcext:value-type="date">
            <text:p>2017-02-05</text:p>
          </table:table-cell>
          <table:table-cell table:style-name="ce7" office:value-type="date" office:date-value="2017-02-06" calcext:value-type="date">
            <text:p>2017-02-06</text:p>
          </table:table-cell>
          <table:table-cell table:style-name="ce7" office:value-type="date" office:date-value="2017-02-07" calcext:value-type="date">
            <text:p>2017-02-0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number-columns-repeated="6" table:style-name="ce2" office:value-type="string" calcext:value-type="string">
            <text:p>0-86.00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alpha_sto</text:p>
          </table:table-cell>
          <table:table-cell office:value-type="string" calcext:value-type="string">
            <text:p>1.65034</text:p>
          </table:table-cell>
          <table:table-cell office:value-type="string" calcext:value-type="string">
            <text:p>-1.54877</text:p>
          </table:table-cell>
          <table:table-cell office:value-type="string" calcext:value-type="string">
            <text:p>1.7751</text:p>
          </table:table-cell>
          <table:table-cell office:value-type="string" calcext:value-type="string">
            <text:p>1.47416</text:p>
          </table:table-cell>
          <table:table-cell office:value-type="string" calcext:value-type="string">
            <text:p>0.343031</text:p>
          </table:table-cell>
          <table:table-cell office:value-type="string" calcext:value-type="string">
            <text:p>2.62741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alpha_floor</text:p>
          </table:table-cell>
          <table:table-cell office:value-type="string" calcext:value-type="string">
            <text:p>10.6176</text:p>
          </table:table-cell>
          <table:table-cell office:value-type="string" calcext:value-type="string">
            <text:p>23.2174</text:p>
          </table:table-cell>
          <table:table-cell office:value-type="string" calcext:value-type="string">
            <text:p>0.714593</text:p>
          </table:table-cell>
          <table:table-cell office:value-type="string" calcext:value-type="string">
            <text:p>2.33422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9.41282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aplha_water</text:p>
          </table:table-cell>
          <table:table-cell office:value-type="string" calcext:value-type="string">
            <text:p>10.6176</text:p>
          </table:table-cell>
          <table:table-cell office:value-type="string" calcext:value-type="string">
            <text:p>23.2174</text:p>
          </table:table-cell>
          <table:table-cell office:value-type="string" calcext:value-type="string">
            <text:p>0.714593</text:p>
          </table:table-cell>
          <table:table-cell office:value-type="string" calcext:value-type="string">
            <text:p>2.33422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9.41282</text:p>
          </table:table-cell>
          <table:table-cell table:number-columns-repeated="1016"/>
        </table:table-row>
        <table:table-row table:style-name="ro2" table:number-rows-repeated="3"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Parameterschätzung 10 Schichten 10 Parameter plus boden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0.6514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0.9872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0.6362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96.476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0_1</text:p>
          </table:table-cell>
          <table:table-cell office:value-type="string" calcext:value-type="string">
            <text:p>1.265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0_2</text:p>
          </table:table-cell>
          <table:table-cell office:value-type="string" calcext:value-type="string">
            <text:p>1.126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_1</text:p>
          </table:table-cell>
          <table:table-cell office:value-type="string" calcext:value-type="string">
            <text:p>0.8689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2_2</text:p>
          </table:table-cell>
          <table:table-cell office:value-type="string" calcext:value-type="string">
            <text:p>0.7519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_1</text:p>
          </table:table-cell>
          <table:table-cell office:value-type="string" calcext:value-type="string">
            <text:p>1.391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_3_2</text:p>
          </table:table-cell>
          <table:table-cell office:value-type="string" calcext:value-type="string">
            <text:p>2.32947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alpha_floor</text:p>
          </table:table-cell>
          <table:table-cell office:value-type="string" calcext:value-type="string">
            <text:p>-73.1928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Parameterschätzung 10 Schichten 2Paramet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7" office:value-type="date" office:date-value="2017-02-07" calcext:value-type="date">
            <text:p>2017-02-07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2" office:value-type="string" calcext:value-type="string">
            <text:p>0-86.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Default" office:value-type="string" calcext:value-type="string">
            <text:p>alpha_sto</text:p>
          </table:table-cell>
          <table:table-cell office:value-type="string" calcext:value-type="string">
            <text:p>3.26264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alpha_floor</text:p>
          </table:table-cell>
          <table:table-cell office:value-type="string" calcext:value-type="string">
            <text:p>1.06409</text:p>
          </table:table-cell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2"/>
        </table:table-row>
        <table:table-row table:style-name="ro2">
          <table:table-cell table:style-name="ce4" office:value-type="string" calcext:value-type="string">
            <text:p>Parameterschätzung 10 Schichten mit fläche der schchten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5" office:value-type="date" office:date-value="2017-01-19" calcext:value-type="date">
            <text:p>2017-01-19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6" office:value-type="string" calcext:value-type="string">
            <text:p>0-30.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6" office:value-type="string" calcext:value-type="string">
            <text:p>47/47/47/42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alpha_0</text:p>
          </table:table-cell>
          <table:table-cell office:value-type="string" calcext:value-type="string">
            <text:p>alpha_0 = 0.651416</text:p>
          </table:table-cell>
          <table:table-cell office:value-type="string" calcext:value-type="string">
            <text:p>1.154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2</text:p>
          </table:table-cell>
          <table:table-cell office:value-type="string" calcext:value-type="string">
            <text:p>alpha_2 = 0.987289</text:p>
          </table:table-cell>
          <table:table-cell office:value-type="string" calcext:value-type="string">
            <text:p>0.8120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3</text:p>
          </table:table-cell>
          <table:table-cell office:value-type="string" calcext:value-type="string">
            <text:p>alpha_3 = 0.636264</text:p>
          </table:table-cell>
          <table:table-cell office:value-type="string" calcext:value-type="string">
            <text:p>0.5233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1</text:p>
          </table:table-cell>
          <table:table-cell office:value-type="string" calcext:value-type="string">
            <text:p>alpha_1 = 3.52533</text:p>
          </table:table-cell>
          <table:table-cell office:value-type="string" calcext:value-type="string">
            <text:p>2.899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0_1</text:p>
          </table:table-cell>
          <table:table-cell office:value-type="string" calcext:value-type="string">
            <text:p>alpha_0_1 = 1.26565</text:p>
          </table:table-cell>
          <table:table-cell office:value-type="string" calcext:value-type="string">
            <text:p>0.8276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0_2</text:p>
          </table:table-cell>
          <table:table-cell office:value-type="string" calcext:value-type="string">
            <text:p>alpha_0_2 = 1.12672</text:p>
          </table:table-cell>
          <table:table-cell office:value-type="string" calcext:value-type="string">
            <text:p>1.026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2_1</text:p>
          </table:table-cell>
          <table:table-cell office:value-type="string" calcext:value-type="string">
            <text:p>alpha_2_1 = 0.868962</text:p>
          </table:table-cell>
          <table:table-cell office:value-type="string" calcext:value-type="string">
            <text:p>1.195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2_2</text:p>
          </table:table-cell>
          <table:table-cell office:value-type="string" calcext:value-type="string">
            <text:p>alpha_2_2 = 0.751961</text:p>
          </table:table-cell>
          <table:table-cell office:value-type="string" calcext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3_1</text:p>
          </table:table-cell>
          <table:table-cell office:value-type="string" calcext:value-type="string">
            <text:p>alpha_3_1 = 1.39146</text:p>
          </table:table-cell>
          <table:table-cell office:value-type="string" calcext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pha_3_2</text:p>
          </table:table-cell>
          <table:table-cell office:value-type="string" calcext:value-type="string">
            <text:p>alpha_3_2 = 2.32947</text:p>
          </table:table-cell>
          <table:table-cell office:value-type="string" calcext:value-type="string">
            <text:p>1.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10:29:57.927249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12:13.055376033</meta:creation-date>
    <dc:date>2017-05-02T10:35:31.771742751</dc:date>
    <meta:editing-duration>PT5H32M23S</meta:editing-duration>
    <meta:editing-cycles>22</meta:editing-cycles>
    <meta:generator>LibreOffice/5.1.6.2$Linux_X86_64 LibreOffice_project/10m0$Build-2</meta:generator>
    <meta:document-statistic meta:table-count="1" meta:cell-count="499" meta:object-count="0"/>
  </office:meta>
</office:document-meta>
</file>